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3pt" fo:language="zxx" fo:country="none" officeooo:rsid="0011e2e9" officeooo:paragraph-rsid="0011e2e9" style:font-size-asian="11.3500003814697pt" style:language-asian="zxx" style:country-asian="none" style:font-size-complex="13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e2e9" officeooo:paragraph-rsid="0011e2e9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e2e9" officeooo:paragraph-rsid="0011e2e9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zxx" fo:country="none" officeooo:rsid="0011e2e9" officeooo:paragraph-rsid="0011e2e9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zxx" fo:country="none" officeooo:rsid="0011e2e9" officeooo:paragraph-rsid="0011e2e9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1e2e9" officeooo:paragraph-rsid="0011e2e9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officeooo:paragraph-rsid="0012f844"/>
    </style:style>
    <style:style style:name="P8" style:family="paragraph" style:parent-style-name="Standard">
      <style:paragraph-properties fo:text-align="justify" style:justify-single-word="false"/>
      <style:text-properties officeooo:paragraph-rsid="00145d0c"/>
    </style:style>
    <style:style style:name="T1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style:font-name="Times New Roman" fo:font-size="14pt" fo:language="zxx" fo:country="none" officeooo:rsid="0012f844" style:font-size-asian="14pt" style:language-asian="zxx" style:country-asian="none" style:font-size-complex="14pt" style:language-complex="zxx" style:country-complex="none"/>
    </style:style>
    <style:style style:name="T3" style:family="text">
      <style:text-properties style:font-name="Times New Roman" fo:font-size="14pt" fo:language="zxx" fo:country="none" officeooo:rsid="0013d1fe" style:font-size-asian="14pt" style:language-asian="zxx" style:country-asian="none" style:font-size-complex="14pt" style:language-complex="zxx" style:country-complex="none"/>
    </style:style>
    <style:style style:name="T4" style:family="text">
      <style:text-properties style:font-name="Times New Roman" fo:font-size="14pt" fo:language="uk" fo:country="UA" officeooo:rsid="0013d1fe" style:font-size-asian="14pt" style:language-asian="zxx" style:country-asian="none" style:font-size-complex="14pt" style:language-complex="zxx" style:country-complex="none"/>
    </style:style>
    <style:style style:name="T5" style:family="text">
      <style:text-properties style:font-name="Times New Roman" fo:font-size="14pt" fo:language="uk" fo:country="UA" officeooo:rsid="00145d0c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uk" fo:country="UA" officeooo:rsid="0015f7ba" style:font-size-asian="14pt" style:language-asian="zxx" style:country-asian="none" style:font-size-complex="14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иївський національний університет імені Тараса Шевченка</text:p>
      <text:p text:style-name="P3">Факультет комп’ютерних наук і кібернетики</text:p>
      <text:p text:style-name="P3">Кафедра системного аналізу і теорії прийняття рішен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ЗВІТ З ВИРОБНИЧОЇ ПРАКТИКИ на теми:</text:p>
      <text:p text:style-name="P3">Курси “Introduction to Cybersecurity_CYB”,</text:p>
      <text:p text:style-name="P4">“Cybersecurity Essentials_Cyb” та “JavaScript Essentials_CYB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Студента 3 курсу бакалаврату</text:p>
      <text:p text:style-name="P5">Групи САТР-3</text:p>
      <text:p text:style-name="P5">Арзамасцева Владисла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>Київ – 2022</text:p>
      <text:p text:style-name="P3"><text:soft-page-break/></text:p>
      <text:p text:style-name="P6"><text:tab/>Під час проходження практики було засвоєно 3 курси: “Introduction to Cybersecurity_CYB”, “Cybersecurity Essentials_Cyb” та “JavaScript Essentials_CYB”. На сьогоднішній день, кожен із них має виняткове значення у IT сфері.</text:p>
      <text:p text:style-name="P7"><text:tab/><text:span text:style-name="T2">Курс </text:span><text:span text:style-name="T1">“JavaScript Essentials_CYB” </text:span><text:span text:style-name="T2">складається з 6 модулів і розрахований на студентів без досвіду програмування. На цьому курсі студенти навчаються усім необхідним основам програмування мовою JavaScript та особливостям платформи NodeJS. Після проходження курсу я опанував мову JavaScript , </text:span><text:span text:style-name="T3">вивчив і застосував на практиці найращі практики</text:span><text:span text:style-name="T2">, реалізував </text:span><text:span text:style-name="T3">найпопулярніші алгоритми, на співбесідах рівня trainee, ознайомився з поглядами автора курсу на сучасну веб-розробку.</text:span></text:p>
      <text:p text:style-name="P8"><text:span text:style-name="T3"><text:tab/>Курс </text:span><text:span text:style-name="T4">“</text:span><text:span text:style-name="T3">Introduction to Cybersecurity_CYB</text:span><text:span text:style-name="T4">” складається з 5 модулів і розрахований на студентів без досвіду в сфері кібербезпеки. На цьому курсі студенти знайомляться із можливим напрямками у </text:span><text:span text:style-name="T5">Інфосеку і з основними поняттями, а також готуються до наступного, більш складного 8-модульного курсу - “Cybersecurity Essentials_Cyb”. Після проходження курсів, я опанував такі інструменти для моніторінгу безпеки, як nmap, tcpdump і dirsearch, ознайомився і застосував на практиці під час аудиту безпеки найпростіші вектори атаки — weak permissions, authentication bypass, SQL injections. Також я ознайомився із різними архітектурами мереж, інструментами для їх захисту і моніторингу, порівняв сучасні EDR </text:span><text:span text:style-name="T6">і фаерволи із рішеннями від Cisco.</text:span></text:p>
      <text:p text:style-name="P8"><text:span text:style-name="T6"><text:tab/>Кожен із цих курсів є важливим для системного аналітика. Мова JavaScript дозволяє модулювати системи різного роду і архітектури, проводити швидкі математичні розрахунки, займатись аналізом даних і штучним інтелектом. А основи кібербезпеки — один із обов’язкових курсів на шляху кожного IT спеціаліста. Крім того, він навчає менеджменту складних систем, застосовуванню на практиці таких розділів математики, як Системний Аналіз і Аналіз Даних. </text:span></text:p>
      <text:p text:style-name="P8"><text:span text:style-name="T6"><text:tab/>Після завершення кожного з модулів, я закріпив знання тестом і кількома практичними завданнями різного характеру — реалізація простої програми або використання описаного інструменту. Крім того, по завершенню кожного курсу я склав комплексний іспит по матеріалу всього курсу. За результатами тестів та іспитів, заслуговую на відмінну оцінку за практи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15" meta:word-count="334" meta:character-count="2578" meta:non-whitespace-character-count="2249"/>
  </office:meta>
</office:document-meta>
</file>